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`2002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`2002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3">
            <text:p>3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`2002-vir" style:display-name="PageStyle_hate-crimes-on-campus-`2002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